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9534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stroke="none" draw:fill-color="#f47c3c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stroke="none" draw:fill-color="#29abe0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fill-color="#29abe0" draw:textarea-horizontal-align="justify" draw:textarea-vertical-align="middle" draw:auto-grow-height="false" fo:min-height="1.045cm" fo:min-width="0.912cm" fo:wrap-option="no-wrap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6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5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732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648cm" fo:min-width="0.3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083cm"/>
    </style:style>
    <style:style style:name="gr14" style:family="graphic" style:parent-style-name="standard">
      <style:graphic-properties draw:stroke="none" draw:fill-color="#666666"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draw:stroke="none" draw:fill-color="#325d88" draw:textarea-horizontal-align="justify" draw:textarea-vertical-align="middle" draw:auto-grow-height="false" fo:min-height="1.02cm" fo:min-width="2.04cm"/>
    </style:style>
    <style:style style:name="gr16" style:family="graphic" style:parent-style-name="standard">
      <style:graphic-properties draw:stroke="none" draw:fill-color="#93c54b" draw:textarea-horizontal-align="justify" draw:textarea-vertical-align="middle" draw:auto-grow-height="false" fo:min-height="1.02cm" fo:min-width="2.04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3cm" fo:min-width="0.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207cm"/>
    </style:style>
    <style:style style:name="P1" style:family="paragraph">
      <style:paragraph-properties fo:text-align="center"/>
    </style:style>
    <style:style style:name="P2" style:family="paragraph">
      <loext:graphic-properties draw:fill-color="#d9534f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3" style:family="paragraph">
      <loext:graphic-properties draw:fill-color="#f47c3c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4" style:family="paragraph">
      <loext:graphic-properties draw:fill-color="#29abe0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5" style:family="paragraph">
      <loext:graphic-properties draw:fill-color="#29abe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0000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9" style:family="paragraph">
      <loext:graphic-properties draw:fill-color="#666666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10" style:family="paragraph">
      <loext:graphic-properties draw:fill-color="#325d88"/>
      <style:paragraph-properties fo:text-align="center"/>
    </style:style>
    <style:style style:name="P11" style:family="paragraph">
      <loext:graphic-properties draw:fill-color="#93c54b"/>
      <style:paragraph-properties fo:text-align="center"/>
    </style:style>
    <style:style style:name="T1" style:family="text">
      <style:text-properties fo:color="#ffffff" style:font-name="Noto Sans CJK JP 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2.667cm" svg:y="2.5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4.95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2.667cm" svg:y="7.31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2.667cm" svg:y="10.033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12.446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24cm" svg:height="1.397cm" svg:x="19.812cm" svg:y="2.159cm">
          <text:p/>
          <draw:enhanced-geometry svg:viewBox="0 0 21600 21600" draw:text-areas="800 800 20800 20800" draw:type="round-rectangular-callout" draw:modifiers="11656.9180327869 10181.974248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0.762cm" svg:height="0.762cm" svg:x="20.193cm" svg:y="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177cm" svg:height="0.962cm" svg:x="6.858cm" svg:y="2.748cm">
          <draw:text-box>
            <text:p>count-red</text:p>
          </draw:text-box>
        </draw:frame>
        <draw:frame draw:style-name="gr7" draw:text-style-name="P7" draw:layer="layout" svg:width="3.423cm" svg:height="0.962cm" svg:x="23.366cm" svg:y="2.413cm">
          <draw:text-box>
            <text:p>isolate-dot</text:p>
          </draw:text-box>
        </draw:frame>
        <draw:frame draw:style-name="gr8" draw:text-style-name="P7" draw:layer="layout" svg:width="4.088cm" svg:height="0.962cm" svg:x="6.602cm" svg:y="12.7cm">
          <draw:text-box>
            <text:p>bang-orange</text:p>
          </draw:text-box>
        </draw:frame>
        <draw:frame draw:style-name="gr9" draw:text-style-name="P7" draw:layer="layout" svg:width="3.034cm" svg:height="0.962cm" svg:x="6.604cm" svg:y="10.328cm">
          <draw:text-box>
            <text:p>bang-red</text:p>
          </draw:text-box>
        </draw:frame>
        <draw:frame draw:style-name="gr10" draw:text-style-name="P7" draw:layer="layout" svg:width="3.457cm" svg:height="0.962cm" svg:x="6.729cm" svg:y="7.407cm">
          <draw:text-box>
            <text:p>count-blue</text:p>
          </draw:text-box>
        </draw:frame>
        <draw:frame draw:style-name="gr11" draw:text-style-name="P7" draw:layer="layout" svg:width="4.232cm" svg:height="0.962cm" svg:x="6.802cm" svg:y="5.207cm">
          <draw:text-box>
            <text:p>count-orange</text:p>
          </draw:text-box>
        </draw:frame>
        <draw:custom-shape draw:style-name="gr12" draw:text-style-name="P8" draw:layer="layout" svg:width="1.27cm" svg:height="1.27cm" svg:x="2.694cm" svg:y="14.986cm">
          <text:p text:style-name="P1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4.583cm" svg:height="0.962cm" svg:x="6.629cm" svg:y="15.24cm">
          <draw:text-box>
            <text:p>question-black</text:p>
          </draw:text-box>
        </draw:frame>
        <draw:custom-shape draw:style-name="gr14" draw:text-style-name="P9" draw:layer="layout" svg:width="1.27cm" svg:height="1.27cm" svg:x="2.694cm" svg:y="17.587cm">
          <text:p text:style-name="P1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4.583cm" svg:height="0.962cm" svg:x="6.629cm" svg:y="17.841cm">
          <draw:text-box>
            <text:p>question-dark</text:p>
          </draw:text-box>
        </draw:frame>
        <draw:custom-shape draw:style-name="gr15" draw:text-style-name="P10" draw:layer="layout" svg:width="2.54cm" svg:height="1.27cm" svg:x="19.812cm" svg:y="5.2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1.27cm" svg:x="19.812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1.016cm" svg:height="0.889cm" svg:x="20.044cm" svg:y="5.4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1.016cm" svg:height="0.889cm" svg:x="21.13cm" svg:y="8.06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3.707cm" svg:height="0.962cm" svg:x="24.771cm" svg:y="8.169cm">
          <draw:text-box>
            <text:p>switch-right</text:p>
          </draw:text-box>
        </draw:frame>
        <draw:frame draw:style-name="gr7" draw:text-style-name="P7" draw:layer="layout" svg:width="3.423cm" svg:height="0.962cm" svg:x="24.644cm" svg:y="5.461cm">
          <draw:text-box>
            <text:p>switch-lef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3:31:06.578443148</meta:creation-date>
    <dc:date>2018-12-19T14:08:01.137817615</dc:date>
    <meta:editing-duration>PT5M26S</meta:editing-duration>
    <meta:editing-cycles>6</meta:editing-cycles>
    <meta:generator>LibreOffice/6.0.6.2$Linux_X86_64 LibreOffice_project/00m0$Build-2</meta:generator>
    <meta:document-statistic meta:object-count="23"/>
  </office:meta>
</office:document-meta>
</file>